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7cm" fo:min-width="0.39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97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21cm" fo:padding-top="0.151cm" fo:padding-bottom="0.151cm" fo:padding-left="0.276cm" fo:padding-right="0.276cm"/>
    </style:style>
    <style:style style:name="gr6" style:family="graphic" style:parent-style-name="objectwithoutfill">
      <style:graphic-properties draw:marker-start="Circle" draw:marker-end="Arrow" draw:marker-end-width="0.3cm" draw:fill="solid" draw:textarea-vertical-align="middle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style:font-name="Liberation Mono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449cm" svg:y="3.1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1.676cm" svg:y="2.951cm">
          <draw:text-box draw:corner-radius="0.127cm">
            <text:p><text:span text:style-name="T1">P</text:span></text:p>
          </draw:text-box>
        </draw:frame>
        <draw:g xml:id="id2" draw:id="id2">
          <draw:custom-shape draw:style-name="gr3" draw:text-style-name="P4" draw:layer="layout" svg:width="1.524cm" svg:height="0.762cm" svg:x="5.643cm" svg:y="3.135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881cm" svg:y="3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67cm" svg:y="3.13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3" draw:text-style-name="P5" draw:layer="layout" svg:width="1.524cm" svg:height="0.762cm" svg:x="9.582cm" svg:y="3.135cm">
            <text:p text:style-name="P3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82cm" svg:y="3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106cm" svg:y="3.1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.524cm" svg:height="0.74cm" svg:x="13.52cm" svg:y="3.135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58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097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65cm" svg:y1="3.452cm" svg:x2="4.81cm" svg:y2="3.54cm">
          <text:p/>
        </draw:line>
        <draw:connector draw:style-name="gr6" draw:text-style-name="P6" draw:layer="layout" draw:type="curve" svg:x1="7.512cm" svg:y1="3.546cm" svg:x2="10.344cm" svg:y2="3.135cm" draw:end-shape="id1" draw:end-glue-point="0" svg:d="M7512 3546c0-1407 2832-1201 2832-411" svg:viewBox="0 0 2833 1032">
          <text:p/>
        </draw:connector>
        <draw:connector draw:style-name="gr6" draw:text-style-name="P6" draw:layer="layout" draw:type="curve" svg:x1="11.468cm" svg:y1="3.509cm" svg:x2="14.3cm" svg:y2="3.098cm" svg:d="M11468 3509c0-1407 2832-1201 2832-411" svg:viewBox="0 0 2833 1032">
          <text:p/>
        </draw:connector>
        <draw:connector draw:style-name="gr6" draw:text-style-name="P6" draw:layer="layout" draw:type="curve" svg:x1="9.275cm" svg:y1="3.475cm" svg:x2="6.405cm" svg:y2="3.897cm" draw:end-shape="id2" draw:end-glue-point="2" svg:d="M9275 3475c0 1423-2870 1212-2870 422" svg:viewBox="0 0 2871 1044">
          <text:p/>
        </draw:connector>
        <draw:connector draw:style-name="gr6" draw:text-style-name="P6" draw:layer="layout" draw:type="curve" svg:x1="13.12cm" svg:y1="3.513cm" svg:x2="10.25cm" svg:y2="3.935cm" svg:d="M13120 3513c0 1423-2870 1212-2870 422" svg:viewBox="0 0 2871 1044">
          <text:p/>
        </draw:connector>
        <draw:line draw:style-name="gr7" draw:text-style-name="P6" draw:layer="layout" svg:x1="5.689cm" svg:y1="3.113cm" svg:x2="4.927cm" svg:y2="3.875cm">
          <text:p/>
        </draw:line>
        <draw:line draw:style-name="gr7" draw:text-style-name="P6" draw:layer="layout" svg:x1="15.859cm" svg:y1="3.113cm" svg:x2="15.097cm" svg:y2="3.875cm">
          <text:p/>
        </draw:line>
        <draw:custom-shape draw:style-name="gr1" draw:text-style-name="P1" draw:layer="layout" svg:width="0.762cm" svg:height="0.762cm" svg:x="2.463cm" svg:y="7.07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1cm" svg:height="0.954cm" svg:x="1.69cm" svg:y="6.912cm">
          <draw:text-box draw:corner-radius="0.127cm">
            <text:p><text:span text:style-name="T1">P</text:span></text:p>
          </draw:text-box>
        </draw:frame>
        <draw:g xml:id="id4" draw:id="id4">
          <draw:custom-shape draw:style-name="gr3" draw:text-style-name="P4" draw:layer="layout" svg:width="1.524cm" svg:height="0.762cm" svg:x="5.657cm" svg:y="7.073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895cm" svg:y="7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81cm" svg:y="7.073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3" draw:id="id3" draw:layer="layout" svg:width="1.524cm" svg:height="0.762cm" svg:x="9.596cm" svg:y="7.073cm">
          <text:p text:style-name="P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34cm" svg:y="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1.12cm" svg:y="7.0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0.74cm" svg:x="13.534cm" svg:y="7.073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72cm" svg:y="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111cm" svg:y="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79cm" svg:y1="7.39cm" svg:x2="4.824cm" svg:y2="7.478cm">
          <text:p/>
        </draw:line>
        <draw:connector draw:style-name="gr6" draw:text-style-name="P6" draw:layer="layout" draw:type="curve" svg:x1="7.526cm" svg:y1="7.484cm" svg:x2="10.358cm" svg:y2="7.073cm" draw:end-shape="id3" draw:end-glue-point="0" svg:d="M7526 7484c0-1407 2832-1201 2832-411" svg:viewBox="0 0 2833 1032">
          <text:p/>
        </draw:connector>
        <draw:connector draw:style-name="gr6" draw:text-style-name="P6" draw:layer="layout" draw:type="curve" svg:x1="11.482cm" svg:y1="7.447cm" svg:x2="14.314cm" svg:y2="7.036cm" svg:d="M11482 7447c0-1407 2832-1201 2832-411" svg:viewBox="0 0 2833 1032">
          <text:p/>
        </draw:connector>
        <draw:connector draw:style-name="gr6" draw:text-style-name="P6" draw:layer="layout" draw:type="curve" svg:x1="9.289cm" svg:y1="7.413cm" svg:x2="6.419cm" svg:y2="7.835cm" draw:end-shape="id4" draw:end-glue-point="2" svg:d="M9289 7413c0 1423-2870 1212-2870 422" svg:viewBox="0 0 2871 1044">
          <text:p/>
        </draw:connector>
        <draw:connector draw:style-name="gr6" draw:text-style-name="P6" draw:layer="layout" draw:type="curve" svg:x1="13.134cm" svg:y1="7.451cm" svg:x2="10.264cm" svg:y2="7.873cm" svg:d="M13134 7451c0 1423-2870 1212-2870 422" svg:viewBox="0 0 2871 1044">
          <text:p/>
        </draw:connector>
        <draw:line draw:style-name="gr7" draw:text-style-name="P6" draw:layer="layout" svg:x1="5.703cm" svg:y1="7.051cm" svg:x2="4.941cm" svg:y2="7.813cm">
          <text:p/>
        </draw:line>
        <draw:frame draw:style-name="gr9" draw:text-style-name="P7" draw:layer="layout" svg:width="14.98cm" svg:height="0.971cm" svg:x="2.397cm" svg:y="5.363cm">
          <draw:text-box>
            <text:p><text:span text:style-name="T4">P -&gt; next -&gt; next -&gt; next = P -&gt; next;</text:span></text:p>
          </draw:text-box>
        </draw:frame>
        <draw:connector draw:style-name="gr6" draw:text-style-name="P6" draw:layer="layout" draw:type="curve" svg:x1="15.479cm" svg:y1="7.489cm" svg:x2="10.358cm" svg:y2="7.073cm" draw:end-shape="id3" draw:end-glue-point="0" svg:d="M15479 7489c0-1414-5121-1206-5121-416" svg:viewBox="0 0 5122 1037">
          <text:p/>
        </draw:connector>
        <draw:custom-shape draw:style-name="gr1" draw:text-style-name="P1" draw:layer="layout" svg:width="0.762cm" svg:height="0.762cm" svg:x="2.464cm" svg:y="11.11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1cm" svg:height="0.954cm" svg:x="1.691cm" svg:y="10.951cm">
          <draw:text-box draw:corner-radius="0.127cm">
            <text:p><text:span text:style-name="T1">P</text:span></text:p>
          </draw:text-box>
        </draw:frame>
        <draw:g xml:id="id6" draw:id="id6">
          <draw:custom-shape draw:style-name="gr3" draw:text-style-name="P4" draw:layer="layout" svg:width="1.524cm" svg:height="0.762cm" svg:x="5.658cm" svg:y="11.112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896cm" svg:y="11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82cm" svg:y="11.1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7" draw:id="id7" draw:layer="layout" svg:width="1.524cm" svg:height="0.762cm" svg:x="9.597cm" svg:y="11.112cm">
          <text:p text:style-name="P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35cm" svg:y="11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1.121cm" svg:y="11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524cm" svg:height="0.74cm" svg:x="13.535cm" svg:y="11.112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73cm" svg:y="11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112cm" svg:y="11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8cm" svg:y1="11.429cm" svg:x2="4.825cm" svg:y2="11.517cm">
          <text:p/>
        </draw:line>
        <draw:connector draw:style-name="gr6" draw:text-style-name="P6" draw:layer="layout" draw:type="curve" svg:x1="7.527cm" svg:y1="11.523cm" svg:x2="14.297cm" svg:y2="11.852cm" draw:end-shape="id5" draw:end-glue-point="2" svg:d="M7527 11523c0 1284 6770 1119 6770 329" svg:viewBox="0 0 6771 944">
          <text:p/>
        </draw:connector>
        <draw:connector draw:style-name="gr6" draw:text-style-name="P6" draw:layer="layout" draw:type="curve" svg:x1="11.483cm" svg:y1="11.486cm" svg:x2="14.315cm" svg:y2="11.075cm" svg:d="M11483 11486c0-1407 2832-1201 2832-411" svg:viewBox="0 0 2833 1032">
          <text:p/>
        </draw:connector>
        <draw:connector draw:style-name="gr6" draw:text-style-name="P6" draw:layer="layout" draw:type="curve" svg:x1="9.29cm" svg:y1="11.452cm" svg:x2="6.42cm" svg:y2="11.874cm" draw:end-shape="id6" draw:end-glue-point="2" svg:d="M9290 11452c0 1423-2870 1212-2870 422" svg:viewBox="0 0 2871 1044">
          <text:p/>
        </draw:connector>
        <draw:connector draw:style-name="gr6" draw:text-style-name="P6" draw:layer="layout" draw:type="curve" svg:x1="13.135cm" svg:y1="11.49cm" svg:x2="10.265cm" svg:y2="11.912cm" svg:d="M13135 11490c0 1423-2870 1212-2870 422" svg:viewBox="0 0 2871 1044">
          <text:p/>
        </draw:connector>
        <draw:line draw:style-name="gr7" draw:text-style-name="P6" draw:layer="layout" svg:x1="5.704cm" svg:y1="11.09cm" svg:x2="4.942cm" svg:y2="11.852cm">
          <text:p/>
        </draw:line>
        <draw:frame draw:style-name="gr9" draw:text-style-name="P7" draw:layer="layout" svg:width="11.932cm" svg:height="0.971cm" svg:x="2.398cm" svg:y="9.402cm">
          <draw:text-box>
            <text:p><text:span text:style-name="T4">P -&gt; next = P -&gt; next -&gt; next;</text:span></text:p>
          </draw:text-box>
        </draw:frame>
        <draw:connector draw:style-name="gr6" draw:text-style-name="P6" draw:layer="layout" draw:type="curve" svg:x1="15.48cm" svg:y1="11.528cm" svg:x2="10.359cm" svg:y2="11.112cm" draw:end-shape="id7" draw:end-glue-point="0" svg:d="M15480 11528c0-1414-5121-1206-5121-416" svg:viewBox="0 0 5122 1037">
          <text:p/>
        </draw:connector>
        <draw:custom-shape draw:style-name="gr1" draw:text-style-name="P1" draw:layer="layout" svg:width="0.762cm" svg:height="0.762cm" svg:x="2.478cm" svg:y="14.95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1cm" svg:height="0.954cm" svg:x="1.705cm" svg:y="14.79cm">
          <draw:text-box draw:corner-radius="0.127cm">
            <text:p><text:span text:style-name="T1">P</text:span></text:p>
          </draw:text-box>
        </draw:frame>
        <draw:g xml:id="id9" draw:id="id9">
          <draw:custom-shape draw:style-name="gr3" draw:text-style-name="P4" draw:layer="layout" svg:width="1.524cm" svg:height="0.762cm" svg:x="5.672cm" svg:y="14.951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91cm" svg:y="14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96cm" svg:y="14.95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0" draw:id="id10" draw:layer="layout" svg:width="1.524cm" svg:height="0.762cm" svg:x="9.611cm" svg:y="14.951cm">
          <text:p text:style-name="P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49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1.135cm" svg:y="14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524cm" svg:height="0.74cm" svg:x="13.549cm" svg:y="14.951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87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126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94cm" svg:y1="15.268cm" svg:x2="4.839cm" svg:y2="15.356cm">
          <text:p/>
        </draw:line>
        <draw:connector draw:style-name="gr6" draw:text-style-name="P6" draw:layer="layout" draw:type="curve" svg:x1="7.541cm" svg:y1="15.362cm" svg:x2="14.311cm" svg:y2="15.691cm" draw:end-shape="id8" draw:end-glue-point="2" svg:d="M7541 15362c0 1284 6770 1119 6770 329" svg:viewBox="0 0 6771 944">
          <text:p/>
        </draw:connector>
        <draw:connector draw:style-name="gr6" draw:text-style-name="P6" draw:layer="layout" draw:type="curve" svg:x1="9.304cm" svg:y1="15.291cm" svg:x2="6.434cm" svg:y2="15.713cm" draw:end-shape="id9" draw:end-glue-point="2" svg:d="M9304 15291c0 1423-2870 1212-2870 422" svg:viewBox="0 0 2871 1044">
          <text:p/>
        </draw:connector>
        <draw:connector draw:style-name="gr6" draw:text-style-name="P6" draw:layer="layout" draw:type="curve" svg:x1="13.149cm" svg:y1="15.329cm" svg:x2="10.279cm" svg:y2="15.751cm" svg:d="M13149 15329c0 1423-2870 1212-2870 422" svg:viewBox="0 0 2871 1044">
          <text:p/>
        </draw:connector>
        <draw:line draw:style-name="gr7" draw:text-style-name="P6" draw:layer="layout" svg:x1="5.718cm" svg:y1="14.929cm" svg:x2="4.956cm" svg:y2="15.691cm">
          <text:p/>
        </draw:line>
        <draw:frame draw:style-name="gr10" draw:text-style-name="P7" draw:layer="layout" svg:width="13.701cm" svg:height="0.971cm" svg:x="2.412cm" svg:y="13.241cm">
          <draw:text-box>
            <text:p><text:span text:style-name="T4">P -&gt; next -&gt; next -&gt; next = NULL;</text:span></text:p>
          </draw:text-box>
        </draw:frame>
        <draw:connector draw:style-name="gr6" draw:text-style-name="P6" draw:layer="layout" draw:type="curve" svg:x1="15.494cm" svg:y1="15.367cm" svg:x2="10.373cm" svg:y2="14.951cm" draw:end-shape="id10" draw:end-glue-point="0" svg:d="M15494 15367c0-1414-5121-1206-5121-416" svg:viewBox="0 0 5122 1037">
          <text:p/>
        </draw:connector>
        <draw:line draw:style-name="gr7" draw:text-style-name="P6" draw:layer="layout" svg:x1="11.922cm" svg:y1="14.913cm" svg:x2="11.16cm" svg:y2="15.675cm">
          <text:p/>
        </draw:line>
        <draw:custom-shape draw:style-name="gr1" draw:text-style-name="P1" draw:layer="layout" svg:width="0.762cm" svg:height="0.762cm" svg:x="2.478cm" svg:y="18.79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1cm" svg:height="0.954cm" svg:x="1.705cm" svg:y="18.629cm">
          <draw:text-box draw:corner-radius="0.127cm">
            <text:p><text:span text:style-name="T1">P</text:span></text:p>
          </draw:text-box>
        </draw:frame>
        <draw:g xml:id="id12" draw:id="id12">
          <draw:custom-shape draw:style-name="gr3" draw:text-style-name="P4" draw:layer="layout" svg:width="1.524cm" svg:height="0.762cm" svg:x="5.672cm" svg:y="18.79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91cm" svg:y="18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96cm" svg:y="18.7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3" draw:id="id13" draw:layer="layout" svg:width="1.524cm" svg:height="0.762cm" svg:x="9.611cm" svg:y="18.79cm">
          <text:p text:style-name="P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49cm" svg:y="1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1.135cm" svg:y="1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524cm" svg:height="0.74cm" svg:x="13.549cm" svg:y="18.79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87cm" svg:y="1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126cm" svg:y="1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94cm" svg:y1="19.107cm" svg:x2="4.839cm" svg:y2="19.195cm">
          <text:p/>
        </draw:line>
        <draw:connector draw:style-name="gr6" draw:text-style-name="P6" draw:layer="layout" draw:type="curve" svg:x1="7.541cm" svg:y1="19.201cm" svg:x2="14.311cm" svg:y2="19.53cm" draw:end-shape="id11" draw:end-glue-point="2" svg:d="M7541 19201c0 1284 6770 1119 6770 329" svg:viewBox="0 0 6771 944">
          <text:p/>
        </draw:connector>
        <draw:connector draw:style-name="gr6" draw:text-style-name="P6" draw:layer="layout" draw:type="curve" svg:x1="9.304cm" svg:y1="19.13cm" svg:x2="6.434cm" svg:y2="19.552cm" draw:end-shape="id12" draw:end-glue-point="2" svg:d="M9304 19130c0 1423-2870 1212-2870 422" svg:viewBox="0 0 2871 1044">
          <text:p/>
        </draw:connector>
        <draw:connector draw:style-name="gr6" draw:text-style-name="P6" draw:layer="layout" draw:type="curve" svg:x1="13.149cm" svg:y1="19.168cm" svg:x2="6.434cm" svg:y2="19.552cm" draw:end-shape="id12" draw:end-glue-point="2" svg:d="M13149 19168c0 1366-6715 1174-6715 384" svg:viewBox="0 0 6716 1003">
          <text:p/>
        </draw:connector>
        <draw:line draw:style-name="gr7" draw:text-style-name="P6" draw:layer="layout" svg:x1="5.718cm" svg:y1="18.768cm" svg:x2="4.956cm" svg:y2="19.53cm">
          <text:p/>
        </draw:line>
        <draw:frame draw:style-name="gr10" draw:text-style-name="P7" draw:layer="layout" svg:width="13.701cm" svg:height="0.971cm" svg:x="2.412cm" svg:y="17.08cm">
          <draw:text-box>
            <text:p><text:span text:style-name="T4">P -&gt; next -&gt; prev = P;</text:span></text:p>
          </draw:text-box>
        </draw:frame>
        <draw:connector draw:style-name="gr6" draw:text-style-name="P6" draw:layer="layout" draw:type="curve" svg:x1="15.494cm" svg:y1="19.206cm" svg:x2="10.373cm" svg:y2="18.79cm" draw:end-shape="id13" draw:end-glue-point="0" svg:d="M15494 19206c0-1414-5121-1206-5121-416" svg:viewBox="0 0 5122 1037">
          <text:p/>
        </draw:connector>
        <draw:line draw:style-name="gr7" draw:text-style-name="P6" draw:layer="layout" svg:x1="11.922cm" svg:y1="18.752cm" svg:x2="11.16cm" svg:y2="19.514cm">
          <text:p/>
        </draw:line>
        <draw:custom-shape draw:style-name="gr1" draw:text-style-name="P1" draw:layer="layout" svg:width="0.762cm" svg:height="0.762cm" svg:x="2.478cm" svg:y="22.7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1cm" svg:height="0.954cm" svg:x="1.705cm" svg:y="22.568cm">
          <draw:text-box draw:corner-radius="0.127cm">
            <text:p><text:span text:style-name="T1">P</text:span></text:p>
          </draw:text-box>
        </draw:frame>
        <draw:g xml:id="id15" draw:id="id15">
          <draw:custom-shape draw:style-name="gr3" draw:text-style-name="P4" draw:layer="layout" svg:width="1.524cm" svg:height="0.762cm" svg:x="5.672cm" svg:y="22.729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91cm" svg:y="22.7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7.196cm" svg:y="22.72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6" draw:id="id16" draw:layer="layout" svg:width="1.524cm" svg:height="0.762cm" svg:x="9.611cm" svg:y="22.729cm">
          <text:p text:style-name="P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49cm" svg:y="2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1.135cm" svg:y="22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.524cm" svg:height="0.74cm" svg:x="13.549cm" svg:y="22.729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4cm" svg:x="12.787cm" svg:y="2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15.126cm" svg:y="2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794cm" svg:y1="23.046cm" svg:x2="4.839cm" svg:y2="23.134cm">
          <text:p/>
        </draw:line>
        <draw:connector draw:style-name="gr6" draw:text-style-name="P6" draw:layer="layout" draw:type="curve" svg:x1="7.541cm" svg:y1="23.14cm" svg:x2="14.311cm" svg:y2="23.469cm" draw:end-shape="id14" draw:end-glue-point="2" svg:d="M7541 23140c0 1284 6770 1119 6770 329" svg:viewBox="0 0 6771 944">
          <text:p/>
        </draw:connector>
        <draw:connector draw:style-name="gr6" draw:text-style-name="P6" draw:layer="layout" draw:type="curve" svg:x1="9.304cm" svg:y1="23.069cm" svg:x2="14.311cm" svg:y2="22.729cm" draw:end-shape="id14" draw:end-glue-point="0" svg:d="M9304 23069c0-1300 5007-1130 5007-340" svg:viewBox="0 0 5008 956">
          <text:p/>
        </draw:connector>
        <draw:connector draw:style-name="gr6" draw:text-style-name="P6" draw:layer="layout" draw:type="curve" svg:x1="13.149cm" svg:y1="23.107cm" svg:x2="6.434cm" svg:y2="23.491cm" draw:end-shape="id15" draw:end-glue-point="2" svg:d="M13149 23107c0 1366-6715 1174-6715 384" svg:viewBox="0 0 6716 1003">
          <text:p/>
        </draw:connector>
        <draw:line draw:style-name="gr7" draw:text-style-name="P6" draw:layer="layout" svg:x1="5.718cm" svg:y1="22.707cm" svg:x2="4.956cm" svg:y2="23.469cm">
          <text:p/>
        </draw:line>
        <draw:frame draw:style-name="gr11" draw:text-style-name="P7" draw:layer="layout" svg:width="15.479cm" svg:height="1.063cm" svg:x="2.412cm" svg:y="21.019cm">
          <draw:text-box>
            <text:p><text:span text:style-name="T4">P -&gt; next -&gt; next -&gt; prev = P -&gt; next;</text:span></text:p>
          </draw:text-box>
        </draw:frame>
        <draw:connector draw:style-name="gr6" draw:text-style-name="P6" draw:layer="layout" draw:type="curve" svg:x1="15.494cm" svg:y1="23.145cm" svg:x2="10.373cm" svg:y2="22.729cm" draw:end-shape="id16" draw:end-glue-point="0" svg:d="M15494 23145c0-1414-5121-1206-5121-416" svg:viewBox="0 0 5122 1037">
          <text:p/>
        </draw:connector>
        <draw:line draw:style-name="gr7" draw:text-style-name="P6" draw:layer="layout" svg:x1="11.922cm" svg:y1="22.691cm" svg:x2="11.16cm" svg:y2="23.45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11T07:17:34.910000000</meta:creation-date>
    <dc:date>2021-10-11T08:12:48.332000000</dc:date>
    <meta:editing-duration>PT34M11S</meta:editing-duration>
    <meta:editing-cycles>2</meta:editing-cycles>
    <meta:generator>LibreOffice/6.3.2.2$Windows_X86_64 LibreOffice_project/98b30e735bda24bc04ab42594c85f7fd8be07b9c</meta:generator>
    <meta:document-statistic meta:object-count="120"/>
  </office:meta>
</office:document-meta>
</file>